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6-25_12-44-30_000.jpg</text:p>
          </table:table-cell>
          <table:table-cell table:style-name="ce20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2854 E-139-34-49.489746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6-25_15-04-41_000.jpg</text:p>
          </table:table-cell>
          <table:table-cell table:style-name="ce20" office:value-type="string">
            <text:p>:m RES 1*3 / free# JVEMV6 68#_23:s-1 / 68. theoretical-physics(tp) / w=,topics=formula:(A-&gt;=A`k*e-&gt;_k=A_k*e-&gt;`k);(g`ij),other=~,s=~,i=~,doc=~r-1-4~6</text:p>
          </table:table-cell>
          <table:table-cell table:style-name="ce4"/>
          <table:table-cell table:style-name="ce4"/>
          <table:table-cell table:style-name="ce4" office:value-type="string">
            <text:p>N-35-35-28.532409 E-139-34-49.215087</text:p>
          </table:table-cell>
          <table:table-cell table:style-name="ce38" table:formula="of:=IF([.E3]=&quot;&quot;;[.C3];CONCATENATE([.C3];&quot; / &quot;;[.E3]))" office:value-type="string" office:string-value=":m RES 1*3 / free# JVEMV6 68#_23:s-1 / 68. theoretical-physics(tp) / w=,topics=formula:(A-&gt;=A`k*e-&gt;_k=A_k*e-&gt;`k);(g`ij),other=~,s=~,i=~,doc=~r-1-4~6">
            <text:p>:m RES 1*3 / free# JVEMV6 68#_23:s-1 / 68. theoretical-physics(tp) / w=,topics=formula:(A-&gt;=A`k*e-&gt;_k=A_k*e-&gt;`k);(g`ij),other=~,s=~,i=~,doc=~r-1-4~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6-25_15-05-02_000.jpg</text:p>
          </table:table-cell>
          <table:table-cell table:style-name="ce20" office:value-type="string">
            <text:p>:m RES 2*3 / free# JVEMV6 68#_23:s-1 / 68. theoretical-physics(tp) / w=,topics=(g`ik=(G`ik/G));(V=+-root(G)),other=~,s=~,i=~,doc=~r-1-4~6</text:p>
          </table:table-cell>
          <table:table-cell table:style-name="ce19"/>
          <table:table-cell table:style-name="ce4"/>
          <table:table-cell table:style-name="ce4" office:value-type="string">
            <text:p>N-35-35-28.587341 E-139-34-49.379882</text:p>
          </table:table-cell>
          <table:table-cell table:style-name="ce38" table:formula="of:=IF([.E4]=&quot;&quot;;[.C4];CONCATENATE([.C4];&quot; / &quot;;[.E4]))" office:value-type="string" office:string-value=":m RES 2*3 / free# JVEMV6 68#_23:s-1 / 68. theoretical-physics(tp) / w=,topics=(g`ik=(G`ik/G));(V=+-root(G)),other=~,s=~,i=~,doc=~r-1-4~6">
            <text:p>:m RES 2*3 / free# JVEMV6 68#_23:s-1 / 68. theoretical-physics(tp) / w=,topics=(g`ik=(G`ik/G));(V=+-root(G)),other=~,s=~,i=~,doc=~r-1-4~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6-25_15-05-22_000.jpg</text:p>
          </table:table-cell>
          <table:table-cell table:style-name="ce20" office:value-type="string">
            <text:p>:m RES 3*3 / free# JVEMV6 68#_23:s-1 / 68. theoretical-physics(tp) / w=,topics=(VV'=1),other=think+,s=~,i=~,doc=~r-1-4~6</text:p>
          </table:table-cell>
          <table:table-cell table:style-name="ce17"/>
          <table:table-cell table:style-name="ce4"/>
          <table:table-cell table:style-name="ce4" office:value-type="string">
            <text:p>N-35-35-28.62854 E-139-34-49.050292</text:p>
          </table:table-cell>
          <table:table-cell table:style-name="ce38" table:formula="of:=IF([.E5]=&quot;&quot;;[.C5];CONCATENATE([.C5];&quot; / &quot;;[.E5]))" office:value-type="string" office:string-value=":m RES 3*3 / free# JVEMV6 68#_23:s-1 / 68. theoretical-physics(tp) / w=,topics=(VV'=1),other=think+,s=~,i=~,doc=~r-1-4~6">
            <text:p>:m RES 3*3 / free# JVEMV6 68#_23:s-1 / 68. theoretical-physics(tp) / w=,topics=(VV'=1),other=think+,s=~,i=~,doc=~r-1-4~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6-25_16-22-54_000.jpg</text:p>
          </table:table-cell>
          <table:table-cell table:style-name="ce20" office:value-type="string">
            <text:p>:m :th / topic=概念について；民主主義などの、特定の語句たちについて / content=「民主主義」だの、そういう空語では、現実、この重みを、支えきれない；小室氏の『憲法言論』：どこかの国の物語を持ち込んで、いくら高言しても、地に根付いていなければ、失せてしまう / lang=ja</text:p>
          </table:table-cell>
          <table:table-cell table:style-name="ce19"/>
          <table:table-cell table:style-name="ce4"/>
          <table:table-cell table:style-name="ce4" office:value-type="string">
            <text:p>N-35-35-28.601074 E-139-34-49.270019</text:p>
          </table:table-cell>
          <table:table-cell table:style-name="ce38" table:formula="of:=IF([.E6]=&quot;&quot;;[.C6];CONCATENATE([.C6];&quot; / &quot;;[.E6]))" office:value-type="string" office:string-value=":m :th / topic=概念について；民主主義などの、特定の語句たちについて / content=「民主主義」だの、そういう空語では、現実、この重みを、支えきれない；小室氏の『憲法言論』：どこかの国の物語を持ち込んで、いくら高言しても、地に根付いていなければ、失せてしまう / lang=ja">
            <text:p>:m :th / topic=概念について；民主主義などの、特定の語句たちについて / content=「民主主義」だの、そういう空語では、現実、この重みを、支えきれない；小室氏の『憲法言論』：どこかの国の物語を持ち込んで、いくら高言しても、地に根付いていなければ、失せてしまう / lang=ja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6-25_21-04-55_000.jpg</text:p>
          </table:table-cell>
          <table:table-cell table:style-name="ce19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601074 E-139-34-49.379882</text:p>
          </table:table-cell>
          <table:table-cell table:style-name="ce38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6-26_03-32-45_000.jpg</text:p>
          </table:table-cell>
          <table:table-cell table:style-name="ce19" office:value-type="string">
            <text:p>:m :PHOTO 寝た時刻 / 2020 / オナニー、了、2:30~3:00ぐらい</text:p>
          </table:table-cell>
          <table:table-cell table:style-name="ce19"/>
          <table:table-cell table:style-name="ce4"/>
          <table:table-cell table:style-name="ce4" office:value-type="string">
            <text:p>N-35-35-28.463745 E-139-34-49.050292</text:p>
          </table:table-cell>
          <table:table-cell table:style-name="ce38" table:formula="of:=IF([.E8]=&quot;&quot;;[.C8];CONCATENATE([.C8];&quot; / &quot;;[.E8]))" office:value-type="string" office:string-value=":m :PHOTO 寝た時刻 / 2020 / オナニー、了、2:30~3:00ぐらい">
            <text:p>:m :PHOTO 寝た時刻 / 2020 / オナニー、了、2:30~3:00ぐらい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6-26_09-02-48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0 E-139-34-49.0</text:p>
          </table:table-cell>
          <table:table-cell table:style-name="ce38" table:formula="of:=IF([.E9]=&quot;&quot;;[.C9];CONCATENATE([.C9];&quot; / &quot;;[.E9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6-26_09-05-21_000.jpg</text:p>
          </table:table-cell>
          <table:table-cell table:style-name="ce20" office:value-type="string">
            <text:p>:PHOTO 記録用 / @自宅；東側；洗面所から見える；東の犬走り / 自然観察 / 花</text:p>
          </table:table-cell>
          <table:table-cell table:style-name="ce17"/>
          <table:table-cell table:style-name="ce4"/>
          <table:table-cell table:style-name="ce4" office:value-type="string">
            <text:p>N-35-35-29.219055 E-139-34-50.203857</text:p>
          </table:table-cell>
          <table:table-cell table:style-name="ce38" table:formula="of:=IF([.E10]=&quot;&quot;;[.C10];CONCATENATE([.C10];&quot; / &quot;;[.E10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7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35">
            <text:p>3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6">2021/06/26</text:date>, <text:time>10:09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6-26T10:09:28.95</dc:date>
    <dc:creator>iwabuchi ken</dc:creator>
    <meta:editing-duration>P34DT17H9M6S</meta:editing-duration>
    <meta:editing-cycles>12796</meta:editing-cycles>
    <meta:document-statistic meta:table-count="1" meta:cell-count="349" meta:object-count="0"/>
  </office:meta>
</office:document-meta>
</file>